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Heading_20_1">
      <style:text-properties officeooo:rsid="001deb6a" officeooo:paragraph-rsid="001deb6a"/>
    </style:style>
    <style:style style:name="P4" style:family="paragraph" style:parent-style-name="Heading_20_1" style:master-page-name="First_20_Page">
      <style:paragraph-properties style:page-number="auto"/>
      <style:text-properties officeooo:rsid="001f53ed" officeooo:paragraph-rsid="001f53ed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deb6a"/>
    </style:style>
    <style:style style:name="T4" style:family="text">
      <style:text-properties officeooo:rsid="001f53e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007559923" text:style-name="Outline">
        <text:list-item>
          <text:h text:style-name="P4" text:outline-level="1">Como conectar un dispositivo android</text:h>
        </text:list-item>
        <text:list-item>
          <text:h text:style-name="P3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<text:span text:style-name="T4">7-6</text:span>-201<text:span text:style-name="T4">9</text:span></text:p>
      <text:p text:style-name="Standard"/>
      <text:p text:style-name="P1">Programa:https://medium.com/@Thebro_11/como-conectar-un-dispositivo-android-v%C3%ADa-wifi-a-itellij-idea-6701bfae37f3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<text:soft-page-break/>max82574971@gmail.com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<text:s/>de </text:span><text:page-count style:num-format="1">3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</meta:editing-cycles>
    <meta:creation-date>2019-07-07T11:27:54.006382933</meta:creation-date>
    <meta:editing-duration>PT1M38S</meta:editing-duration>
    <meta:generator>LibreOffice/6.2.4.2$MacOSX_X86_64 LibreOffice_project/2412653d852ce75f65fbfa83fb7e7b669a126d64</meta:generator>
    <dc:date>2019-07-07T11:29:32.412013691</dc:date>
    <meta:document-statistic meta:table-count="0" meta:image-count="0" meta:object-count="0" meta:page-count="3" meta:paragraph-count="9" meta:word-count="20" meta:character-count="262" meta:non-whitespace-character-count="25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